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3.052in"/>
    </style:style>
    <style:style style:name="co5" style:family="table-column">
      <style:table-column-properties fo:break-before="auto" style:column-width="2.751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office:value-type="string" calcext:value-type="string">
            <text:p>{"Right":{"commandType":"Login","loginStatus":"UserExists","login":{"lastLoginTime":"2015-11-16T13:18:52.658Z","lastName":"test","locale":null,"password":"test","firstName":"test","nickName":"test"}}}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 table:number-columns-spanned="10" table:number-rows-spanned="1">
            <text:p>{"userName":"test","commandType":"UserLoggedIn"}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{"destination":{"tag":"Broadcast","contents":[]},"to":"test@test.org","from":"test@test.org","commandType":"SendMessage","privateMessage":"This is the first message","sentTime":"2015-03-29T17:03:29.74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@test.org","from":"test@test.org","commandType":"SendMessage","privateMessage":"This is the second message","sentTime":"2015-03-29T23:18:39.762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","sentTime":"2015-03-31T03:05:10.16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more testing","sentTime":"2015-03-31T04:28:28.58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","from":"","commandType":"SendMessage","privateMessage":"Hello","sentTime":"2015-04-01T03:53:49.52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some more tets","sentTime":"2015-04-01T04:08:37.62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anothe rtest","sentTime":"2015-04-01T04:08:40.89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spellcheck would be nice.","sentTime":"2015-04-01T04:08:45.37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abc","from":"abc","commandType":"SendMessage","privateMessage":"Hi","sentTime":"2015-04-01T13:08:56.56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i from me","sentTime":"2015-04-01T13:14:57.92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i am in again","sentTime":"2015-04-01T13:15:22.88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duplicates","sentTime":"2015-04-01T13:15:43.14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jeff","from":"jeff","commandType":"SendMessage","privateMessage":"Hell","sentTime":"2015-04-02T11:24:25.463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ets","from":"ets","commandType":"SendMessage","privateMessage":"aouuou","sentTime":"2015-04-04T00:03:57.03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abcd","from":"abcd","commandType":"SendMessage","privateMessage":"hello","sentTime":"2015-04-07T23:28:04.51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04-14T23:24:35.86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04-14T23:24:43.462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 again","sentTime":"2015-04-22T11:45:19.98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04-22T22:44:16.722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 again","sentTime":"2015-04-23T23:31:18.373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test","sentTime":"2015-05-03T19:09:57.861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 ","sentTime":"2015-05-03T19:11:13.441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05-15T23:26:45.10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05-29T23:11:29.86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06-02T22:42:31.531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 there","sentTime":"2015-06-06T17:15:30.28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 room","sentTime":"2015-06-12T00:23:23.54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 there","sentTime":"2015-06-12T00:23:41.614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","sentTime":"2015-07-09T23:31:03.55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07-30T12:30:31.70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i again","sentTime":"2015-07-30T12:30:57.672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","sentTime":"2015-07-31T23:34:20.694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","sentTime":"2015-08-14T12:52:08.613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0-17T14:39:01.56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 hello hello","sentTime":"2015-10-17T14:39:14.97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more of this hello.","sentTime":"2015-10-17T14:39:22.97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11-02T18:47:17.53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","sentTime":"2015-11-02T18:47:24.10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 again","sentTime":"2015-11-02T18:47:25.82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11-07T00:25:42.54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11-07T00:25:52.00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i","sentTime":"2015-11-07T00:26:22.74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","sentTime":"2015-11-07T00:27:12.89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r3d1","from":"r3d1","commandType":"SendMessage","privateMessage":"hello","sentTime":"2015-11-12T14:20:41.74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r3d1","from":"r3d1","commandType":"SendMessage","privateMessage":"hi again","sentTime":"2015-11-12T14:21:26.889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test","sentTime":"2015-11-16T13:51:04.431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1-16T13:59:01.81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2-06T20:15:22.02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2-06T20:16:54.936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 from me","sentTime":"2015-12-06T20:17:11.62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2-29T14:08:22.42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","sentTime":"2015-12-29T14:08:22.80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another hello","sentTime":"2015-12-29T14:08:40.043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2-29T14:08:43.304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lo","sentTime":"2015-12-29T14:08:52.358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i","sentTime":"2015-12-29T14:08:55.79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Help","sentTime":"2015-12-29T14:11:38.287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Test","sentTime":"2015-12-30T13:29:03.560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test","from":"test","commandType":"SendMessage","privateMessage":"Another test","sentTime":"2015-12-30T13:29:24.52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destination":{"tag":"Broadcast","contents":[]},"to":"dinkar","from":"dinkar","commandType":"SendMessage","privateMessage":"Hello","sentTime":"2016-01-08T01:53:33.595Z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commandType":"SelectAllCompanies","company":[{"companyID":"test","companyImage":"data:image/png;base64,iVBORw0KGgoAAAANSUhEUgAAB4AAAAQ4CAIAAABnsVYUAAAAA3NCSVQICAjb4U/gAAAAGXRFWHRTb2","companyName":"test","generalMailbox":"test@tess.org"},{"companyID":"test123","companyImage":"data:image/png;base64,iVBORw0KGgoAAAANSUhEUgAAB4AAAAQ4CAIAAABnsVYUAAAAA3NCSVQICAjb4U/gAAAAGXRFWHRTb2","companyName":"test123","generalMailbox":"test123"}],"nickName":"test","crudType":"SelectAllCompanies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errorCode":"Error","message":"Manage query failed Query portfolios failed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companyId":"test123","userId":"test","commandType":"QueryPortfolios","nickName":"test","resultSet":[{"Right":{"summary":" Simple Test 1115","portfolioId":"e6f970c8-a734-11e5-8001-ecf4bb2e10a3","companyId":"test123","createdBy":"test","updatedBy":"test","userId":"test","commandType":"ManagePortfolio","crudType":"Read"}},{"Right":{"summary":"Bigger Portfolio 1328","portfolioId":"78ba58ee-a747-11e5-8001-ecf4bb2e10a3","companyId":"test123","createdBy":"test","updatedBy":"test","userId":"test","commandType":"ManagePortfolio","crudType":"Read"}},{"Right":{"summary":"Slightly Larger portfolio","portfolioId":"277e6dbc-a74c-11e5-8001-ecf4bb2e10a3","companyId":"test123","createdBy":"test","updatedBy":"test","userId":"test","commandType":"ManagePortfolio","crudType":"Read"}},{"Right":{"summary":"Test Sundeep Portfolio","portfolioId":"6191f2d8-b333-11e5-8001-ecf4bb2e10a3","companyId":"test123","createdBy":"test","updatedBy":"test","userId":"test","commandType":"ManagePortfolio","crudType":"Read"}},{"Right":{"summary":"Another simple portfolio","portfolioId":"dff81e56-ca1a-11e5-8001-ecf4bb2e10a3","companyId":"test123","createdBy":"test","updatedBy":"test","userId":"test","commandType":"ManagePortfolio","crudType":"Read"}},{"Right":{"summary":" Parag test","portfolioId":"a2533170-f39c-11e5-8001-ecf4bb2e10a3","companyId":"test123","createdBy":"test","updatedBy":"test","userId":"test","commandType":"ManagePortfolio","crudType":"Read"}},{"Right":{"summary":"Test p portfolio","portfolioId":"152f9860-f66c-11e5-8001-ecf4bb2e10a3","companyId":"test123","createdBy":"test","updatedBy":"test","userId":"test","commandType":"ManagePortfolio","crudType":"Read"}},{"Right":{"summary":" Small portfolio","portfolioId":"ca780222-029a-11e6-8001-ecf4bb2e10a3","companyId":"test123","createdBy":"test","updatedBy":"test","userId":"test","commandType":"ManagePortfolio","crudType":"Read"}}]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portfolioId":"e6f970c8-a734-11e5-8001-ecf4bb2e10a3","commandType":"QueryPortfolioSymbol","nickName":"test","resultSet":[{"Right":{"creator":"test","portfolioId":"e6f970c8-a734-11e5-8001-ecf4bb2e10a3","quantity":"845","value":"0.0","stressValue":"0.0","symbol":"A","commandType":"ManagePortfolioSymbol","nickName":"test","crudType":"Read","side":"Buy","symbolType":"Equity","updator":"test"}},{"Right":{"creator":"test","portfolioId":"e6f970c8-a734-11e5-8001-ecf4bb2e10a3","quantity":"845","value":"0.0","stressValue":"0.0","symbol":"AA","commandType":"ManagePortfolioSymbol","nickName":"test","crudType":"Read","side":"Buy","symbolType":"Equity","updator":"test"}},{"Right":{"creator":"test","portfolioId":"e6f970c8-a734-11e5-8001-ecf4bb2e10a3","quantity":"1","value":"0.0","stressValue":"0.0","symbol":"AAAP","commandType":"ManagePortfolioSymbol","nickName":"test","crudType":"Read","side":"Buy","symbolType":"Equity","updator":"test"}},{"Right":{"creator":"test","portfolioId":"e6f970c8-a734-11e5-8001-ecf4bb2e10a3","quantity":"1","value":"0.0","stressValue":"0.0","symbol":"AAL","commandType":"ManagePortfolioSymbol","nickName":"test","crudType":"Read","side":"Buy","symbolType":"Equity","updator":"test"}},{"Right":{"creator":"test","portfolioId":"e6f970c8-a734-11e5-8001-ecf4bb2e10a3","quantity":"1","value":"0.0","stressValue":"0.0","symbol":"AAME","commandType":"ManagePortfolioSymbol","nickName":"test","crudType":"Read","side":"Buy","symbolType":"Equity","updator":"test"}},{"Right":{"creator":"test","portfolioId":"e6f970c8-a734-11e5-8001-ecf4bb2e10a3","quantity":"1","value":"0.0","stressValue":"0.0","symbol":"AAOI","commandType":"ManagePortfolioSymbol","nickName":"test","crudType":"Read","side":"Buy","symbolType":"Equity","updator":"test"}},{"Right":{"creator":"test","portfolioId":"e6f970c8-a734-11e5-8001-ecf4bb2e10a3","quantity":"1","value":"0.0","stressValue":"0.0","symbol":"AAON","commandType":"ManagePortfolioSymbol","nickName":"test","crudType":"Read","side":"Buy","symbolType":"Equity","updator":"test"}},{"Right":{"creator":"test","portfolioId":"e6f970c8-a734-11e5-8001-ecf4bb2e10a3","quantity":"1","value":"0.0","stressValue":"0.0","symbol":"AAPC","commandType":"ManagePortfolioSymbol","nickName":"test","crudType":"Read","side":"Buy","symbolType":"Equity","updator":"test"}},{"Right":{"creator":"test","portfolioId":"e6f970c8-a734-11e5-8001-ecf4bb2e10a3","quantity":"1","value":"0.0","stressValue":"0.0","symbol":"AAPL","commandType":"ManagePortfolioSymbol","nickName":"test","crudType":"Read","side":"Buy","symbolType":"Equity","updator":"test"}},{"Right":{"creator":"test","portfolioId":"e6f970c8-a734-11e5-8001-ecf4bb2e10a3","quantity":"1","value":"0.0","stressValue":"0.0","symbol":"AAVL","commandType":"ManagePortfolioSymbol","nickName":"test","crudType":"Read","side":"Buy","symbolType":"Equity","updator":"test"}},{"Right":{"creator":"test","portfolioId":"e6f970c8-a734-11e5-8001-ecf4bb2e10a3","quantity":"1","value":"0.0","stressValue":"0.0","symbol":"AAWW","commandType":"ManagePortfolioSymbol","nickName":"test","crudType":"Read","side":"Buy","symbolType":"Equity","updator":"test"}},{"Right":{"creator":"test","portfolioId":"e6f970c8-a734-11e5-8001-ecf4bb2e10a3","quantity":"1","value":"0.0","stressValue":"0.0","symbol":"AAXJ","commandType":"ManagePortfolioSymbol","nickName":"test","crudType":"Read","side":"Buy","symbolType":"Equity","updator":"test"}},{"Right":{"creator":"test","portfolioId":"e6f970c8-a734-11e5-8001-ecf4bb2e10a3","quantity":"845","value":"0.0","stressValue":"0.0","symbol":"AB","commandType":"ManagePortfolioSymbol","nickName":"test","crudType":"Read","side":"Buy","symbolType":"Equity","updator":"test"}},{"Right":{"creator":"test","portfolioId":"e6f970c8-a734-11e5-8001-ecf4bb2e10a3","quantity":"1","value":"0.0","stressValue":"0.0","symbol":"ABAC","commandType":"ManagePortfolioSymbol","nickName":"test","crudType":"Read","side":"Buy","symbolType":"Equity","updator":"test"}},{"Right":{"creator":"test","portfolioId":"e6f970c8-a734-11e5-8001-ecf4bb2e10a3","quantity":"1","value":"0.0","stressValue":"0.0","symbol":"ABAX","commandType":"ManagePortfolioSymbol","nickName":"test","crudType":"Read","side":"Buy","symbolType":"Equity","updator":"test"}},{"Right":{"creator":"test","portfolioId":"e6f970c8-a734-11e5-8001-ecf4bb2e10a3","quantity":"845","value":"0.0","stressValue":"0.0","symbol":"AC","commandType":"ManagePortfolioSymbol","nickName":"test","crudType":"Read","side":"Buy","symbolType":"Equity","updator":"test"}},{"Right":{"creator":"test","portfolioId":"e6f970c8-a734-11e5-8001-ecf4bb2e10a3","quantity":"845","value":"0.0","stressValue":"0.0","symbol":"AD","commandType":"ManagePortfolioSymbol","nickName":"test","crudType":"Read","side":"Buy","symbolType":"Equity","updator":"test"}},{"Right":{"creator":"test","portfolioId":"e6f970c8-a734-11e5-8001-ecf4bb2e10a3","quantity":"845","value":"0.0","stressValue":"0.0","symbol":"AE","commandType":"ManagePortfolioSymbol","nickName":"test","crudType":"Read","side":"Buy","symbolType":"Equity","updator":"test"}},{"Right":{"creator":"test","portfolioId":"e6f970c8-a734-11e5-8001-ecf4bb2e10a3","quantity":"845","value":"0.0","stressValue":"0.0","symbol":"AF","commandType":"ManagePortfolioSymbol","nickName":"test","crudType":"Read","side":"Buy","symbolType":"Equity","updator":"test"}},{"Right":{"creator":"test","portfolioId":"e6f970c8-a734-11e5-8001-ecf4bb2e10a3","quantity":"845","value":"0.0","stressValue":"0.0","symbol":"AG","commandType":"ManagePortfolioSymbol","nickName":"test","crudType":"Read","side":"Buy","symbolType":"Equity","updator":"test"}},{"Right":{"creator":"test","portfolioId":"e6f970c8-a734-11e5-8001-ecf4bb2e10a3","quantity":"845","value":"0.0","stressValue":"0.0","symbol":"AH","commandType":"ManagePortfolioSymbol","nickName":"test","crudType":"Read","side":"Buy","symbolType":"Equity","updator":"test"}},{"Right":{"creator":"test","portfolioId":"e6f970c8-a734-11e5-8001-ecf4bb2e10a3","quantity":"845","value":"0.0","stressValue":"0.0","symbol":"AI","commandType":"ManagePortfolioSymbol","nickName":"test","crudType":"Read","side":"Buy","symbolType":"Equity","updator":"test"}},{"Right":{"creator":"test","portfolioId":"e6f970c8-a734-11e5-8001-ecf4bb2e10a3","quantity":"845","value":"0.0","stressValue":"0.0","symbol":"AJ","commandType":"ManagePortfolioSymbol","nickName":"test","crudType":"Read","side":"Buy","symbolType":"Equity","updator":"test"}},{"Right":{"creator":"test","portfolioId":"e6f970c8-a734-11e5-8001-ecf4bb2e10a3","quantity":"845","value":"0.0","stressValue":"0.0","symbol":"AK","commandType":"ManagePortfolioSymbol","nickName":"test","crudType":"Read","side":"Buy","symbolType":"Equity","updator":"test"}},{"Right":{"creator":"test","portfolioId":"e6f970c8-a734-11e5-8001-ecf4bb2e10a3","quantity":"845","value":"0.0","stressValue":"0.0","symbol":"AL","commandType":"ManagePortfolioSymbol","nickName":"test","crudType":"Read","side":"Buy","symbolType":"Equity","updator":"test"}},{"Right":{"creator":"test","portfolioId":"e6f970c8-a734-11e5-8001-ecf4bb2e10a3","quantity":"845","value":"0.0","stressValue":"0.0","symbol":"AM","commandType":"ManagePortfolioSymbol","nickName":"test","crudType":"Read","side":"Buy","symbolType":"Equity","updator":"test"}},{"Right":{"creator":"test","portfolioId":"e6f970c8-a734-11e5-8001-ecf4bb2e10a3","quantity":"845","value":"0.0","stressValue":"0.0","symbol":"AN","commandType":"ManagePortfolioSymbol","nickName":"test","crudType":"Read","side":"Buy","symbolType":"Equity","updator":"test"}},{"Right":{"creator":"test","portfolioId":"e6f970c8-a734-11e5-8001-ecf4bb2e10a3","quantity":"845","value":"0.0","stressValue":"0.0","symbol":"AO","commandType":"ManagePortfolioSymbol","nickName":"test","crudType":"Read","side":"Buy","symbolType":"Equity","updator":"test"}},{"Right":{"creator":"test","portfolioId":"e6f970c8-a734-11e5-8001-ecf4bb2e10a3","quantity":"845","value":"0.0","stressValue":"0.0","symbol":"AP","commandType":"ManagePortfolioSymbol","nickName":"test","crudType":"Read","side":"Buy","symbolType":"Equity","updator":"test"}},{"Right":{"creator":"test","portfolioId":"e6f970c8-a734-11e5-8001-ecf4bb2e10a3","quantity":"845","value":"0.0","stressValue":"0.0","symbol":"AQ","commandType":"ManagePortfolioSymbol","nickName":"test","crudType":"Read","side":"Buy","symbolType":"Equity","updator":"test"}},{"Right":{"creator":"test","portfolioId":"e6f970c8-a734-11e5-8001-ecf4bb2e10a3","quantity":"845","value":"0.0","stressValue":"0.0","symbol":"AR","commandType":"ManagePortfolioSymbol","nickName":"test","crudType":"Read","side":"Buy","symbolType":"Equity","updator":"test"}},{"Right":{"creator":"test","portfolioId":"e6f970c8-a734-11e5-8001-ecf4bb2e10a3","quantity":"845","value":"0.0","stressValue":"0.0","symbol":"AS","commandType":"ManagePortfolioSymbol","nickName":"test","crudType":"Read","side":"Buy","symbolType":"Equity","updator":"test"}},{"Right":{"creator":"test","portfolioId":"e6f970c8-a734-11e5-8001-ecf4bb2e10a3","quantity":"845","value":"0.0","stressValue":"0.0","symbol":"AT","commandType":"ManagePortfolioSymbol","nickName":"test","crudType":"Read","side":"Buy","symbolType":"Equity","updator":"test"}},{"Right":{"creator":"test","portfolioId":"e6f970c8-a734-11e5-8001-ecf4bb2e10a3","quantity":"845","value":"0.0","stressValue":"0.0","symbol":"AU","commandType":"ManagePortfolioSymbol","nickName":"test","crudType":"Read","side":"Buy","symbolType":"Equity","updator":"test"}},{"Right":{"creator":"test","portfolioId":"e6f970c8-a734-11e5-8001-ecf4bb2e10a3","quantity":"845","value":"0.0","stressValue":"0.0","symbol":"AV","commandType":"ManagePortfolioSymbol","nickName":"test","crudType":"Read","side":"Buy","symbolType":"Equity","updator":"test"}},{"Right":{"creator":"test","portfolioId":"e6f970c8-a734-11e5-8001-ecf4bb2e10a3","quantity":"845","value":"0.0","stressValue":"0.0","symbol":"AW","commandType":"ManagePortfolioSymbol","nickName":"test","crudType":"Read","side":"Buy","symbolType":"Equity","updator":"test"}},{"Right":{"creator":"test","portfolioId":"e6f970c8-a734-11e5-8001-ecf4bb2e10a3","quantity":"845","value":"0.0","stressValue":"0.0","symbol":"AX","commandType":"ManagePortfolioSymbol","nickName":"test","crudType":"Read","side":"Buy","symbolType":"Equity","updator":"test"}},{"Right":{"creator":"test","portfolioId":"e6f970c8-a734-11e5-8001-ecf4bb2e10a3","quantity":"845","value":"0.0","stressValue":"0.0","symbol":"AY","commandType":"ManagePortfolioSymbol","nickName":"test","crudType":"Read","side":"Buy","symbolType":"Equity","updator":"test"}},{"Right":{"creator":"test","portfolioId":"e6f970c8-a734-11e5-8001-ecf4bb2e10a3","quantity":"845","value":"0.0","stressValue":"0.0","symbol":"AZ","commandType":"ManagePortfolioSymbol","nickName":"test","crudType":"Read","side":"Buy","symbolType":"Equity","updator":"test"}},{"Right":{"creator":"test","portfolioId":"e6f970c8-a734-11e5-8001-ecf4bb2e10a3","quantity":"845","value":"0.0","stressValue":"0.0","symbol":"B","commandType":"ManagePortfolioSymbol","nickName":"test","crudType":"Read","side":"Buy","symbolType":"Equity","updator":"test"}},{"Right":{"creator":"test","portfolioId":"e6f970c8-a734-11e5-8001-ecf4bb2e10a3","quantity":"845","value":"0.0","stressValue":"0.0","symbol":"C","commandType":"ManagePortfolioSymbol","nickName":"test","crudType":"Read","side":"Buy","symbolType":"Equity","updator":"test"}},{"Right":{"creator":"test","portfolioId":"e6f970c8-a734-11e5-8001-ecf4bb2e10a3","quantity":"845","value":"0.0","stressValue":"0.0","symbol":"D","commandType":"ManagePortfolioSymbol","nickName":"test","crudType":"Read","side":"Buy","symbolType":"Equity","updator":"test"}},{"Right":{"creator":"test","portfolioId":"e6f970c8-a734-11e5-8001-ecf4bb2e10a3","quantity":"845","value":"0.0","stressValue":"0.0","symbol":"E","commandType":"ManagePortfolioSymbol","nickName":"test","crudType":"Read","side":"Buy","symbolType":"Equity","updator":"test"}},{"Right":{"creator":"test","portfolioId":"e6f970c8-a734-11e5-8001-ecf4bb2e10a3","quantity":"845","value":"0.0","stressValue":"0.0","symbol":"F","commandType":"ManagePortfolioSymbol","nickName":"test","crudType":"Read","side":"Buy","symbolType":"Equity","updator":"test"}},{"Right":{"creator":"test","portfolioId":"e6f970c8-a734-11e5-8001-ecf4bb2e10a3","quantity":"845","value":"0.0","stressValue":"0.0","symbol":"G","commandType":"ManagePortfolioSymbol","nickName":"test","crudType":"Read","side":"Buy","symbolType":"Equity","updator":"test"}},{"Right":{"creator":"test","portfolioId":"e6f970c8-a734-11e5-8001-ecf4bb2e10a3","quantity":"845","value":"0.0","stressValue":"0.0","symbol":"H","commandType":"ManagePortfolioSymbol","nickName":"test","crudType":"Read","side":"Buy","symbolType":"Equity","updator":"test"}},{"Right":{"creator":"test","portfolioId":"e6f970c8-a734-11e5-8001-ecf4bb2e10a3","quantity":"845","value":"0.0","stressValue":"0.0","symbol":"I","commandType":"ManagePortfolioSymbol","nickName":"test","crudType":"Read","side":"Buy","symbolType":"Equity","updator":"test"}},{"Right":{"creator":"test","portfolioId":"e6f970c8-a734-11e5-8001-ecf4bb2e10a3","quantity":"845","value":"0.0","stressValue":"0.0","symbol":"J","commandType":"ManagePortfolioSymbol","nickName":"test","crudType":"Read","side":"Buy","symbolType":"Equity","updator":"test"}},{"Right":{"creator":"test","portfolioId":"e6f970c8-a734-11e5-8001-ecf4bb2e10a3","quantity":"845","value":"0.0","stressValue":"0.0","symbol":"K","commandType":"ManagePortfolioSymbol","nickName":"test","crudType":"Read","side":"Buy","symbolType":"Equity","updator":"test"}},{"Right":{"creator":"test","portfolioId":"e6f970c8-a734-11e5-8001-ecf4bb2e10a3","quantity":"845","value":"0.0","stressValue":"0.0","symbol":"L","commandType":"ManagePortfolioSymbol","nickName":"test","crudType":"Read","side":"Buy","symbolType":"Equity","updator":"test"}},{"Right":{"creator":"test","portfolioId":"e6f970c8-a734-11e5-8001-ecf4bb2e10a3","quantity":"845","value":"0.0","stressValue":"0.0","symbol":"M","commandType":"ManagePortfolioSymbol","nickName":"test","crudType":"Read","side":"Buy","symbolType":"Equity","updator":"test"}},{"Right":{"creator":"test","portfolioId":"e6f970c8-a734-11e5-8001-ecf4bb2e10a3","quantity":"845","value":"0.0","stressValue":"0.0","symbol":"N","commandType":"ManagePortfolioSymbol","nickName":"test","crudType":"Read","side":"Buy","symbolType":"Equity","updator":"test"}},{"Right":{"creator":"test","portfolioId":"e6f970c8-a734-11e5-8001-ecf4bb2e10a3","quantity":"845","value":"0.0","stressValue":"0.0","symbol":"O","commandType":"ManagePortfolioSymbol","nickName":"test","crudType":"Read","side":"Buy","symbolType":"Equity","updator":"test"}},{"Right":{"creator":"test","portfolioId":"e6f970c8-a734-11e5-8001-ecf4bb2e10a3","quantity":"845","value":"0.0","stressValue":"0.0","symbol":"P","commandType":"ManagePortfolioSymbol","nickName":"test","crudType":"Read","side":"Buy","symbolType":"Equity","updator":"test"}},{"Right":{"creator":"test","portfolioId":"e6f970c8-a734-11e5-8001-ecf4bb2e10a3","quantity":"845","value":"0.0","stressValue":"0.0","symbol":"Q","commandType":"ManagePortfolioSymbol","nickName":"test","crudType":"Read","side":"Buy","symbolType":"Equity","updator":"test"}},{"Right":{"creator":"test","portfolioId":"e6f970c8-a734-11e5-8001-ecf4bb2e10a3","quantity":"845","value":"0.0","stressValue":"0.0","symbol":"R","commandType":"ManagePortfolioSymbol","nickName":"test","crudType":"Read","side":"Buy","symbolType":"Equity","updator":"test"}},{"Right":{"creator":"test","portfolioId":"e6f970c8-a734-11e5-8001-ecf4bb2e10a3","quantity":"845","value":"0.0","stressValue":"0.0","symbol":"S","commandType":"ManagePortfolioSymbol","nickName":"test","crudType":"Read","side":"Buy","symbolType":"Equity","updator":"test"}},{"Right":{"creator":"test","portfolioId":"e6f970c8-a734-11e5-8001-ecf4bb2e10a3","quantity":"12","value":"0.0","stressValue":"0.0","symbol":"SPY","commandType":"ManagePortfolioSymbol","nickName":"test","crudType":"Read","side":"Sell","symbolType":"Equity","updator":"test"}},{"Right":{"creator":"test","portfolioId":"e6f970c8-a734-11e5-8001-ecf4bb2e10a3","quantity":"845","value":"0.0","stressValue":"0.0","symbol":"T","commandType":"ManagePortfolioSymbol","nickName":"test","crudType":"Read","side":"Buy","symbolType":"Equity","updator":"test"}},{"Right":{"creator":"test","portfolioId":"e6f970c8-a734-11e5-8001-ecf4bb2e10a3","quantity":"123","value":"0.0","stressValue":"0.0","symbol":"TEVA","commandType":"ManagePortfolioSymbol","nickName":"test","crudType":"Read","side":"Buy","symbolType":"Equity","updator":"test"}},{"Right":{"creator":"test","portfolioId":"e6f970c8-a734-11e5-8001-ecf4bb2e10a3","quantity":"845","value":"0.0","stressValue":"0.0","symbol":"U","commandType":"ManagePortfolioSymbol","nickName":"test","crudType":"Read","side":"Buy","symbolType":"Equity","updator":"test"}},{"Right":{"creator":"test","portfolioId":"e6f970c8-a734-11e5-8001-ecf4bb2e10a3","quantity":"845","value":"0.0","stressValue":"0.0","symbol":"V","commandType":"ManagePortfolioSymbol","nickName":"test","crudType":"Read","side":"Buy","symbolType":"Equity","updator":"test"}},{"Right":{"creator":"test","portfolioId":"e6f970c8-a734-11e5-8001-ecf4bb2e10a3","quantity":"845","value":"0.0","stressValue":"0.0","symbol":"W","commandType":"ManagePortfolioSymbol","nickName":"test","crudType":"Read","side":"Buy","symbolType":"Equity","updator":"test"}},{"Right":{"creator":"test","portfolioId":"e6f970c8-a734-11e5-8001-ecf4bb2e10a3","quantity":"845","value":"0.0","stressValue":"0.0","symbol":"X","commandType":"ManagePortfolioSymbol","nickName":"test","crudType":"Read","side":"Buy","symbolType":"Equity","updator":"test"}},{"Right":{"creator":"test","portfolioId":"e6f970c8-a734-11e5-8001-ecf4bb2e10a3","quantity":"845","value":"0.0","stressValue":"0.0","symbol":"Y","commandType":"ManagePortfolioSymbol","nickName":"test","crudType":"Read","side":"Buy","symbolType":"Equity","updator":"test"}},{"Right":{"creator":"test","portfolioId":"e6f970c8-a734-11e5-8001-ecf4bb2e10a3","quantity":"845","value":"0.0","stressValue":"0.0","symbol":"Z","commandType":"ManagePortfolioSymbol","nickName":"test","crudType":"Read","side":"Buy","symbolType":"Equity","updator":"test"}}]}}</text:p>
          </table:table-cell>
          <table:table-cell table:number-columns-repeated="11"/>
        </table:table-row>
        <table:table-row table:style-name="ro2" table:number-rows-repeated="14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Right":{"creator":"test","portfolioId":"INVALID PORTFOLIO","quantity":"1","value":"5.51","stressValue":"5.51","symbol":"AAVL","commandType":"ManagePortfolioSymbol","nickName":"test","crudType":"P_Update","side":"Buy","symbolType":"Equity","updator":"test"}}</text:p>
          </table:table-cell>
          <table:table-cell table:number-columns-repeated="11"/>
        </table:table-row>
      </table:table>
      <table:table table:name="portfolio_analysis_sheet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4" office:value-type="string" calcext:value-type="string" table:number-columns-spanned="3" table:number-rows-spanned="1">
            <text:p>Portfolio Details (by broker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roker</text:p>
          </table:table-cell>
          <table:table-cell office:value-type="string" calcext:value-type="string">
            <text:p>Portfolio ID</text:p>
          </table:table-cell>
          <table:table-cell office:value-type="string" calcext:value-type="string">
            <text:p>Summary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e6f970c8-a734-11e5-8001-ecf4bb2e10a3</text:p>
          </table:table-cell>
          <table:table-cell office:value-type="string" calcext:value-type="string">
            <text:p><text:s/>Simple Test 1115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78ba58ee-a747-11e5-8001-ecf4bb2e10a3</text:p>
          </table:table-cell>
          <table:table-cell office:value-type="string" calcext:value-type="string">
            <text:p>Bigger Portfolio 1328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77e6dbc-a74c-11e5-8001-ecf4bb2e10a3</text:p>
          </table:table-cell>
          <table:table-cell office:value-type="string" calcext:value-type="string">
            <text:p>Slightly Larger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6191f2d8-b333-11e5-8001-ecf4bb2e10a3</text:p>
          </table:table-cell>
          <table:table-cell office:value-type="string" calcext:value-type="string">
            <text:p>Test Sundee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dff81e56-ca1a-11e5-8001-ecf4bb2e10a3</text:p>
          </table:table-cell>
          <table:table-cell office:value-type="string" calcext:value-type="string">
            <text:p>Another simple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a2533170-f39c-11e5-8001-ecf4bb2e10a3</text:p>
          </table:table-cell>
          <table:table-cell office:value-type="string" calcext:value-type="string">
            <text:p><text:s/>Parag test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152f9860-f66c-11e5-8001-ecf4bb2e10a3</text:p>
          </table:table-cell>
          <table:table-cell office:value-type="string" calcext:value-type="string">
            <text:p>Test 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ca780222-029a-11e6-8001-ecf4bb2e10a3</text:p>
          </table:table-cell>
          <table:table-cell office:value-type="string" calcext:value-type="string">
            <text:p><text:s/>Small portfolio</text:p>
          </table:table-cell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8:11:35.237583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26T18:13:36.487750706</dc:date>
    <meta:editing-duration>P3DT18H28M15S</meta:editing-duration>
    <meta:editing-cycles>235</meta:editing-cycles>
    <meta:generator>LibreOffice/4.2.8.2$Linux_X86_64 LibreOffice_project/420m0$Build-2</meta:generator>
    <meta:document-statistic meta:table-count="3" meta:cell-count="249" meta:object-count="2"/>
  </office:meta>
</office:document-meta>
</file>